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solid" svg:stroke-width="0.003cm" svg:stroke-color="#b2b2b2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polygon draw:style-name="gr1" draw:text-style-name="P1" draw:layer="layout" svg:width="17.014cm" svg:height="18.944cm" svg:x="2cm" svg:y="2.998cm" svg:viewBox="0 0 17015 18945" draw:points="0,18945 17015,18945 17015,0 0,0">
          <text:p/>
        </draw:polygon>
        <draw:polygon draw:style-name="gr2" draw:text-style-name="P2" draw:layer="layout" svg:width="4.709cm" svg:height="1.298cm" svg:x="2cm" svg:y="2.998cm" svg:viewBox="0 0 4710 1299" draw:points="0,1299 4710,1299 4710,0 0,0">
          <text:p/>
        </draw:polygon>
        <draw:polygon draw:style-name="gr2" draw:text-style-name="P2" draw:layer="layout" svg:width="5.585cm" svg:height="1.298cm" svg:x="6.709cm" svg:y="2.998cm" svg:viewBox="0 0 5586 1299" draw:points="0,1299 5586,1299 5586,0 0,0">
          <text:p/>
        </draw:polygon>
        <draw:polygon draw:style-name="gr2" draw:text-style-name="P2" draw:layer="layout" svg:width="3.993cm" svg:height="1.298cm" svg:x="12.294cm" svg:y="2.998cm" svg:viewBox="0 0 3994 1299" draw:points="0,1299 3994,1299 3994,0 0,0">
          <text:p/>
        </draw:polygon>
        <draw:polygon draw:style-name="gr2" draw:text-style-name="P2" draw:layer="layout" svg:width="2.727cm" svg:height="1.298cm" svg:x="16.287cm" svg:y="2.998cm" svg:viewBox="0 0 2728 1299" draw:points="0,1299 2728,1299 2728,0 0,0">
          <text:p/>
        </draw:polygon>
        <draw:polygon draw:style-name="gr1" draw:text-style-name="P1" draw:layer="layout" svg:width="4.709cm" svg:height="3.528cm" svg:x="2cm" svg:y="4.296cm" svg:viewBox="0 0 4710 3529" draw:points="0,3529 4710,3529 4710,0 0,0">
          <text:p/>
        </draw:polygon>
        <draw:polygon draw:style-name="gr1" draw:text-style-name="P1" draw:layer="layout" svg:width="5.585cm" svg:height="3.528cm" svg:x="6.709cm" svg:y="4.296cm" svg:viewBox="0 0 5586 3529" draw:points="0,3529 5586,3529 5586,0 0,0">
          <text:p/>
        </draw:polygon>
        <draw:polygon draw:style-name="gr1" draw:text-style-name="P1" draw:layer="layout" svg:width="3.993cm" svg:height="3.528cm" svg:x="12.294cm" svg:y="4.296cm" svg:viewBox="0 0 3994 3529" draw:points="0,3529 3994,3529 3994,0 0,0">
          <text:p/>
        </draw:polygon>
        <draw:polygon draw:style-name="gr1" draw:text-style-name="P1" draw:layer="layout" svg:width="2.727cm" svg:height="3.528cm" svg:x="16.287cm" svg:y="4.296cm" svg:viewBox="0 0 2728 3529" draw:points="0,3529 2728,3529 2728,0 0,0">
          <text:p/>
        </draw:polygon>
        <draw:polygon draw:style-name="gr1" draw:text-style-name="P1" draw:layer="layout" svg:width="4.709cm" svg:height="3.531cm" svg:x="2cm" svg:y="7.824cm" svg:viewBox="0 0 4710 3532" draw:points="0,3532 4710,3532 4710,0 0,0">
          <text:p/>
        </draw:polygon>
        <draw:polygon draw:style-name="gr1" draw:text-style-name="P1" draw:layer="layout" svg:width="5.585cm" svg:height="3.531cm" svg:x="6.709cm" svg:y="7.824cm" svg:viewBox="0 0 5586 3532" draw:points="0,3532 5586,3532 5586,0 0,0">
          <text:p/>
        </draw:polygon>
        <draw:polygon draw:style-name="gr1" draw:text-style-name="P1" draw:layer="layout" svg:width="3.993cm" svg:height="3.531cm" svg:x="12.294cm" svg:y="7.824cm" svg:viewBox="0 0 3994 3532" draw:points="0,3532 3994,3532 3994,0 0,0">
          <text:p/>
        </draw:polygon>
        <draw:polygon draw:style-name="gr1" draw:text-style-name="P1" draw:layer="layout" svg:width="2.727cm" svg:height="3.531cm" svg:x="16.287cm" svg:y="7.824cm" svg:viewBox="0 0 2728 3532" draw:points="0,3532 2728,3532 2728,0 0,0">
          <text:p/>
        </draw:polygon>
        <draw:polygon draw:style-name="gr1" draw:text-style-name="P1" draw:layer="layout" svg:width="4.709cm" svg:height="3.528cm" svg:x="2cm" svg:y="11.355cm" svg:viewBox="0 0 4710 3529" draw:points="0,3529 4710,3529 4710,0 0,0">
          <text:p/>
        </draw:polygon>
        <draw:polygon draw:style-name="gr1" draw:text-style-name="P1" draw:layer="layout" svg:width="5.585cm" svg:height="3.528cm" svg:x="6.709cm" svg:y="11.355cm" svg:viewBox="0 0 5586 3529" draw:points="0,3529 5586,3529 5586,0 0,0">
          <text:p/>
        </draw:polygon>
        <draw:polygon draw:style-name="gr1" draw:text-style-name="P1" draw:layer="layout" svg:width="3.993cm" svg:height="3.528cm" svg:x="12.294cm" svg:y="11.355cm" svg:viewBox="0 0 3994 3529" draw:points="0,3529 3994,3529 3994,0 0,0">
          <text:p/>
        </draw:polygon>
        <draw:polygon draw:style-name="gr1" draw:text-style-name="P1" draw:layer="layout" svg:width="2.727cm" svg:height="3.528cm" svg:x="16.287cm" svg:y="11.355cm" svg:viewBox="0 0 2728 3529" draw:points="0,3529 2728,3529 2728,0 0,0">
          <text:p/>
        </draw:polygon>
        <draw:polygon draw:style-name="gr1" draw:text-style-name="P1" draw:layer="layout" svg:width="4.709cm" svg:height="3.532cm" svg:x="2cm" svg:y="14.883cm" svg:viewBox="0 0 4710 3533" draw:points="0,3533 4710,3533 4710,0 0,0">
          <text:p/>
        </draw:polygon>
        <draw:polygon draw:style-name="gr1" draw:text-style-name="P1" draw:layer="layout" svg:width="5.585cm" svg:height="3.532cm" svg:x="6.709cm" svg:y="14.883cm" svg:viewBox="0 0 5586 3533" draw:points="0,3533 5586,3533 5586,0 0,0">
          <text:p/>
        </draw:polygon>
        <draw:polygon draw:style-name="gr1" draw:text-style-name="P1" draw:layer="layout" svg:width="3.993cm" svg:height="3.532cm" svg:x="12.294cm" svg:y="14.883cm" svg:viewBox="0 0 3994 3533" draw:points="0,3533 3994,3533 3994,0 0,0">
          <text:p/>
        </draw:polygon>
        <draw:polygon draw:style-name="gr1" draw:text-style-name="P1" draw:layer="layout" svg:width="2.727cm" svg:height="3.532cm" svg:x="16.287cm" svg:y="14.883cm" svg:viewBox="0 0 2728 3533" draw:points="0,3533 2728,3533 2728,0 0,0">
          <text:p/>
        </draw:polygon>
        <draw:polygon draw:style-name="gr1" draw:text-style-name="P1" draw:layer="layout" svg:width="4.709cm" svg:height="3.527cm" svg:x="2cm" svg:y="18.415cm" svg:viewBox="0 0 4710 3528" draw:points="0,3528 4710,3528 4710,0 0,0">
          <text:p/>
        </draw:polygon>
        <draw:polygon draw:style-name="gr1" draw:text-style-name="P1" draw:layer="layout" svg:width="5.585cm" svg:height="3.527cm" svg:x="6.709cm" svg:y="18.415cm" svg:viewBox="0 0 5586 3528" draw:points="0,3528 5586,3528 5586,0 0,0">
          <text:p/>
        </draw:polygon>
        <draw:polygon draw:style-name="gr1" draw:text-style-name="P1" draw:layer="layout" svg:width="3.993cm" svg:height="3.527cm" svg:x="12.294cm" svg:y="18.415cm" svg:viewBox="0 0 3994 3528" draw:points="0,3528 3994,3528 3994,0 0,0">
          <text:p/>
        </draw:polygon>
        <draw:polygon draw:style-name="gr1" draw:text-style-name="P1" draw:layer="layout" svg:width="2.727cm" svg:height="3.527cm" svg:x="16.287cm" svg:y="18.415cm" svg:viewBox="0 0 2728 3528" draw:points="0,3528 2728,3528 2728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4.007cm" svg:height="0.424cm" svg:x="2.103cm" svg:y="1.72cm">
          <draw:text-box>
            <text:p text:style-name="P4"><text:span text:style-name="T1">2016/02/08 – 2016/02/12</text:span></text:p>
          </draw:text-box>
        </draw:frame>
        <draw:line draw:style-name="gr3" draw:text-style-name="P3" draw:layer="layout" svg:x1="2cm" svg:y1="3.002cm" svg:x2="6.709cm" svg:y2="3.002cm">
          <text:p/>
        </draw:line>
        <draw:line draw:style-name="gr3" draw:text-style-name="P3" draw:layer="layout" svg:x1="6.709cm" svg:y1="3.002cm" svg:x2="12.294cm" svg:y2="3.002cm">
          <text:p/>
        </draw:line>
        <draw:line draw:style-name="gr3" draw:text-style-name="P3" draw:layer="layout" svg:x1="12.294cm" svg:y1="3.002cm" svg:x2="16.287cm" svg:y2="3.002cm">
          <text:p/>
        </draw:line>
        <draw:line draw:style-name="gr3" draw:text-style-name="P3" draw:layer="layout" svg:x1="16.287cm" svg:y1="3.002cm" svg:x2="19.014cm" svg:y2="3.002cm">
          <text:p/>
        </draw:line>
        <draw:line draw:style-name="gr3" draw:text-style-name="P3" draw:layer="layout" svg:x1="2cm" svg:y1="4.3cm" svg:x2="6.709cm" svg:y2="4.3cm">
          <text:p/>
        </draw:line>
        <draw:line draw:style-name="gr3" draw:text-style-name="P3" draw:layer="layout" svg:x1="6.709cm" svg:y1="4.3cm" svg:x2="12.294cm" svg:y2="4.3cm">
          <text:p/>
        </draw:line>
        <draw:line draw:style-name="gr3" draw:text-style-name="P3" draw:layer="layout" svg:x1="12.294cm" svg:y1="4.3cm" svg:x2="16.287cm" svg:y2="4.3cm">
          <text:p/>
        </draw:line>
        <draw:line draw:style-name="gr3" draw:text-style-name="P3" draw:layer="layout" svg:x1="16.287cm" svg:y1="4.3cm" svg:x2="19.014cm" svg:y2="4.3cm">
          <text:p/>
        </draw:line>
        <draw:line draw:style-name="gr3" draw:text-style-name="P3" draw:layer="layout" svg:x1="2cm" svg:y1="7.828cm" svg:x2="6.709cm" svg:y2="7.828cm">
          <text:p/>
        </draw:line>
        <draw:line draw:style-name="gr3" draw:text-style-name="P3" draw:layer="layout" svg:x1="6.709cm" svg:y1="7.828cm" svg:x2="12.294cm" svg:y2="7.828cm">
          <text:p/>
        </draw:line>
        <draw:line draw:style-name="gr3" draw:text-style-name="P3" draw:layer="layout" svg:x1="12.294cm" svg:y1="7.828cm" svg:x2="16.287cm" svg:y2="7.828cm">
          <text:p/>
        </draw:line>
        <draw:line draw:style-name="gr3" draw:text-style-name="P3" draw:layer="layout" svg:x1="16.287cm" svg:y1="7.828cm" svg:x2="19.014cm" svg:y2="7.828cm">
          <text:p/>
        </draw:line>
        <draw:line draw:style-name="gr3" draw:text-style-name="P3" draw:layer="layout" svg:x1="2cm" svg:y1="11.359cm" svg:x2="6.709cm" svg:y2="11.359cm">
          <text:p/>
        </draw:line>
        <draw:line draw:style-name="gr3" draw:text-style-name="P3" draw:layer="layout" svg:x1="6.709cm" svg:y1="11.359cm" svg:x2="12.294cm" svg:y2="11.359cm">
          <text:p/>
        </draw:line>
        <draw:line draw:style-name="gr3" draw:text-style-name="P3" draw:layer="layout" svg:x1="12.294cm" svg:y1="11.359cm" svg:x2="16.287cm" svg:y2="11.359cm">
          <text:p/>
        </draw:line>
        <draw:line draw:style-name="gr3" draw:text-style-name="P3" draw:layer="layout" svg:x1="16.287cm" svg:y1="11.359cm" svg:x2="19.014cm" svg:y2="11.359cm">
          <text:p/>
        </draw:line>
        <draw:line draw:style-name="gr3" draw:text-style-name="P3" draw:layer="layout" svg:x1="2cm" svg:y1="14.887cm" svg:x2="6.709cm" svg:y2="14.887cm">
          <text:p/>
        </draw:line>
        <draw:line draw:style-name="gr3" draw:text-style-name="P3" draw:layer="layout" svg:x1="6.709cm" svg:y1="14.887cm" svg:x2="12.294cm" svg:y2="14.887cm">
          <text:p/>
        </draw:line>
        <draw:line draw:style-name="gr3" draw:text-style-name="P3" draw:layer="layout" svg:x1="12.294cm" svg:y1="14.887cm" svg:x2="16.287cm" svg:y2="14.887cm">
          <text:p/>
        </draw:line>
        <draw:line draw:style-name="gr3" draw:text-style-name="P3" draw:layer="layout" svg:x1="16.287cm" svg:y1="14.887cm" svg:x2="19.014cm" svg:y2="14.887cm">
          <text:p/>
        </draw:line>
        <draw:line draw:style-name="gr3" draw:text-style-name="P3" draw:layer="layout" svg:x1="2cm" svg:y1="18.418cm" svg:x2="6.709cm" svg:y2="18.418cm">
          <text:p/>
        </draw:line>
        <draw:line draw:style-name="gr3" draw:text-style-name="P3" draw:layer="layout" svg:x1="6.709cm" svg:y1="18.418cm" svg:x2="12.294cm" svg:y2="18.418cm">
          <text:p/>
        </draw:line>
        <draw:line draw:style-name="gr3" draw:text-style-name="P3" draw:layer="layout" svg:x1="12.294cm" svg:y1="18.418cm" svg:x2="16.287cm" svg:y2="18.418cm">
          <text:p/>
        </draw:line>
        <draw:line draw:style-name="gr3" draw:text-style-name="P3" draw:layer="layout" svg:x1="16.287cm" svg:y1="18.418cm" svg:x2="19.014cm" svg:y2="18.418cm">
          <text:p/>
        </draw:line>
        <draw:line draw:style-name="gr3" draw:text-style-name="P3" draw:layer="layout" svg:x1="2cm" svg:y1="21.946cm" svg:x2="6.709cm" svg:y2="21.946cm">
          <text:p/>
        </draw:line>
        <draw:line draw:style-name="gr3" draw:text-style-name="P3" draw:layer="layout" svg:x1="6.709cm" svg:y1="21.946cm" svg:x2="12.294cm" svg:y2="21.946cm">
          <text:p/>
        </draw:line>
        <draw:line draw:style-name="gr3" draw:text-style-name="P3" draw:layer="layout" svg:x1="12.294cm" svg:y1="21.946cm" svg:x2="16.287cm" svg:y2="21.946cm">
          <text:p/>
        </draw:line>
        <draw:line draw:style-name="gr3" draw:text-style-name="P3" draw:layer="layout" svg:x1="16.287cm" svg:y1="21.946cm" svg:x2="19.014cm" svg:y2="21.946cm">
          <text:p/>
        </draw:line>
        <draw:line draw:style-name="gr3" draw:text-style-name="P3" draw:layer="layout" svg:x1="2cm" svg:y1="4.3cm" svg:x2="2cm" svg:y2="3.002cm">
          <text:p/>
        </draw:line>
        <draw:line draw:style-name="gr3" draw:text-style-name="P3" draw:layer="layout" svg:x1="2cm" svg:y1="7.828cm" svg:x2="2cm" svg:y2="4.3cm">
          <text:p/>
        </draw:line>
        <draw:line draw:style-name="gr3" draw:text-style-name="P3" draw:layer="layout" svg:x1="2cm" svg:y1="11.359cm" svg:x2="2cm" svg:y2="7.828cm">
          <text:p/>
        </draw:line>
        <draw:line draw:style-name="gr3" draw:text-style-name="P3" draw:layer="layout" svg:x1="2cm" svg:y1="14.887cm" svg:x2="2cm" svg:y2="11.359cm">
          <text:p/>
        </draw:line>
        <draw:line draw:style-name="gr3" draw:text-style-name="P3" draw:layer="layout" svg:x1="2cm" svg:y1="18.418cm" svg:x2="2cm" svg:y2="14.887cm">
          <text:p/>
        </draw:line>
        <draw:line draw:style-name="gr3" draw:text-style-name="P3" draw:layer="layout" svg:x1="2cm" svg:y1="21.946cm" svg:x2="2cm" svg:y2="18.418cm">
          <text:p/>
        </draw:line>
        <draw:line draw:style-name="gr3" draw:text-style-name="P3" draw:layer="layout" svg:x1="6.709cm" svg:y1="4.3cm" svg:x2="6.709cm" svg:y2="3.002cm">
          <text:p/>
        </draw:line>
        <draw:line draw:style-name="gr3" draw:text-style-name="P3" draw:layer="layout" svg:x1="6.709cm" svg:y1="7.828cm" svg:x2="6.709cm" svg:y2="4.3cm">
          <text:p/>
        </draw:line>
        <draw:line draw:style-name="gr3" draw:text-style-name="P3" draw:layer="layout" svg:x1="6.709cm" svg:y1="11.359cm" svg:x2="6.709cm" svg:y2="7.828cm">
          <text:p/>
        </draw:line>
        <draw:line draw:style-name="gr3" draw:text-style-name="P3" draw:layer="layout" svg:x1="6.709cm" svg:y1="14.887cm" svg:x2="6.709cm" svg:y2="11.359cm">
          <text:p/>
        </draw:line>
        <draw:line draw:style-name="gr3" draw:text-style-name="P3" draw:layer="layout" svg:x1="6.709cm" svg:y1="18.418cm" svg:x2="6.709cm" svg:y2="14.887cm">
          <text:p/>
        </draw:line>
        <draw:line draw:style-name="gr3" draw:text-style-name="P3" draw:layer="layout" svg:x1="6.709cm" svg:y1="21.946cm" svg:x2="6.709cm" svg:y2="18.418cm">
          <text:p/>
        </draw:line>
        <draw:line draw:style-name="gr3" draw:text-style-name="P3" draw:layer="layout" svg:x1="12.294cm" svg:y1="4.3cm" svg:x2="12.294cm" svg:y2="3.002cm">
          <text:p/>
        </draw:line>
        <draw:line draw:style-name="gr3" draw:text-style-name="P3" draw:layer="layout" svg:x1="12.294cm" svg:y1="7.828cm" svg:x2="12.294cm" svg:y2="4.3cm">
          <text:p/>
        </draw:line>
        <draw:line draw:style-name="gr3" draw:text-style-name="P3" draw:layer="layout" svg:x1="12.294cm" svg:y1="11.359cm" svg:x2="12.294cm" svg:y2="7.828cm">
          <text:p/>
        </draw:line>
        <draw:line draw:style-name="gr3" draw:text-style-name="P3" draw:layer="layout" svg:x1="12.294cm" svg:y1="14.887cm" svg:x2="12.294cm" svg:y2="11.359cm">
          <text:p/>
        </draw:line>
        <draw:line draw:style-name="gr3" draw:text-style-name="P3" draw:layer="layout" svg:x1="12.294cm" svg:y1="18.418cm" svg:x2="12.294cm" svg:y2="14.887cm">
          <text:p/>
        </draw:line>
        <draw:line draw:style-name="gr3" draw:text-style-name="P3" draw:layer="layout" svg:x1="12.294cm" svg:y1="21.946cm" svg:x2="12.294cm" svg:y2="18.418cm">
          <text:p/>
        </draw:line>
        <draw:line draw:style-name="gr3" draw:text-style-name="P3" draw:layer="layout" svg:x1="16.287cm" svg:y1="4.3cm" svg:x2="16.287cm" svg:y2="3.002cm">
          <text:p/>
        </draw:line>
        <draw:line draw:style-name="gr3" draw:text-style-name="P3" draw:layer="layout" svg:x1="16.287cm" svg:y1="7.828cm" svg:x2="16.287cm" svg:y2="4.3cm">
          <text:p/>
        </draw:line>
        <draw:line draw:style-name="gr3" draw:text-style-name="P3" draw:layer="layout" svg:x1="16.287cm" svg:y1="11.359cm" svg:x2="16.287cm" svg:y2="7.828cm">
          <text:p/>
        </draw:line>
        <draw:line draw:style-name="gr3" draw:text-style-name="P3" draw:layer="layout" svg:x1="16.287cm" svg:y1="14.887cm" svg:x2="16.287cm" svg:y2="11.359cm">
          <text:p/>
        </draw:line>
        <draw:line draw:style-name="gr3" draw:text-style-name="P3" draw:layer="layout" svg:x1="16.287cm" svg:y1="18.418cm" svg:x2="16.287cm" svg:y2="14.887cm">
          <text:p/>
        </draw:line>
        <draw:line draw:style-name="gr3" draw:text-style-name="P3" draw:layer="layout" svg:x1="16.287cm" svg:y1="21.946cm" svg:x2="16.287cm" svg:y2="18.418cm">
          <text:p/>
        </draw:line>
        <draw:line draw:style-name="gr3" draw:text-style-name="P3" draw:layer="layout" svg:x1="19.014cm" svg:y1="4.3cm" svg:x2="19.014cm" svg:y2="3.002cm">
          <text:p/>
        </draw:line>
        <draw:line draw:style-name="gr3" draw:text-style-name="P3" draw:layer="layout" svg:x1="19.014cm" svg:y1="7.828cm" svg:x2="19.014cm" svg:y2="4.3cm">
          <text:p/>
        </draw:line>
        <draw:line draw:style-name="gr3" draw:text-style-name="P3" draw:layer="layout" svg:x1="19.014cm" svg:y1="11.359cm" svg:x2="19.014cm" svg:y2="7.828cm">
          <text:p/>
        </draw:line>
        <draw:line draw:style-name="gr3" draw:text-style-name="P3" draw:layer="layout" svg:x1="19.014cm" svg:y1="14.887cm" svg:x2="19.014cm" svg:y2="11.359cm">
          <text:p/>
        </draw:line>
        <draw:line draw:style-name="gr3" draw:text-style-name="P3" draw:layer="layout" svg:x1="19.014cm" svg:y1="18.418cm" svg:x2="19.014cm" svg:y2="14.887cm">
          <text:p/>
        </draw:line>
        <draw:line draw:style-name="gr3" draw:text-style-name="P3" draw:layer="layout" svg:x1="19.014cm" svg:y1="21.946cm" svg:x2="19.014cm" svg:y2="18.418cm">
          <text:p/>
        </draw:line>
        <draw:frame draw:style-name="gr4" draw:text-style-name="P5" draw:layer="layout" svg:width="1.814cm" svg:height="0.424cm" svg:x="17.131cm" svg:y="1.72cm">
          <draw:text-box>
            <text:p text:style-name="P4"><text:span text:style-name="T1">KW 07 2016</text:span></text:p>
          </draw:text-box>
        </draw:frame>
        <draw:frame draw:style-name="gr4" draw:text-style-name="P5" draw:layer="layout" svg:width="0.595cm" svg:height="0.424cm" svg:x="4.064cm" svg:y="3.438cm">
          <draw:text-box>
            <text:p text:style-name="P4"><text:span text:style-name="T1">TAG</text:span></text:p>
          </draw:text-box>
        </draw:frame>
        <draw:frame draw:style-name="gr4" draw:text-style-name="P5" draw:layer="layout" svg:width="1.115cm" svg:height="0.424cm" svg:x="8.954cm" svg:y="3.438cm">
          <draw:text-box>
            <text:p text:style-name="P4"><text:span text:style-name="T1">INHALT</text:span></text:p>
          </draw:text-box>
        </draw:frame>
        <draw:frame draw:style-name="gr4" draw:text-style-name="P5" draw:layer="layout" svg:width="1.979cm" svg:height="0.424cm" svg:x="13.314cm" svg:y="3.438cm">
          <draw:text-box>
            <text:p text:style-name="P4"><text:span text:style-name="T1">ARBEITSZEIT</text:span></text:p>
          </draw:text-box>
        </draw:frame>
        <draw:frame draw:style-name="gr4" draw:text-style-name="P5" draw:layer="layout" svg:width="0.645cm" svg:height="0.424cm" svg:x="17.332cm" svg:y="3.438cm">
          <draw:text-box>
            <text:p text:style-name="P4"><text:span text:style-name="T1">ORT</text:span></text:p>
          </draw:text-box>
        </draw:frame>
        <draw:frame draw:style-name="gr4" draw:text-style-name="P5" draw:layer="layout" svg:width="3.465cm" svg:height="0.424cm" svg:x="2.649cm" svg:y="5.851cm">
          <draw:text-box>
            <text:p text:style-name="P4"><text:span text:style-name="T1">2016/02/08– MONTAG</text:span></text:p>
          </draw:text-box>
        </draw:frame>
        <draw:frame draw:style-name="gr4" draw:text-style-name="P5" draw:layer="layout" svg:width="2.673cm" svg:height="0.424cm" svg:x="8.188cm" svg:y="4.581cm">
          <draw:text-box>
            <text:p text:style-name="P4"><text:span text:style-name="T2">AS: </text:span><text:span text:style-name="T3">Datenbanken</text:span></text:p>
          </draw:text-box>
        </draw:frame>
        <draw:frame draw:style-name="gr4" draw:text-style-name="P5" draw:layer="layout" svg:width="4.388cm" svg:height="0.424cm" svg:x="7.366cm" svg:y="5.004cm">
          <draw:text-box>
            <text:p text:style-name="P4"><text:span text:style-name="T3">erstellen/verwalten anhand</text:span></text:p>
          </draw:text-box>
        </draw:frame>
        <draw:frame draw:style-name="gr4" draw:text-style-name="P5" draw:layer="layout" svg:width="2.538cm" svg:height="0.424cm" svg:x="8.259cm" svg:y="5.427cm">
          <draw:text-box>
            <text:p text:style-name="P4"><text:span text:style-name="T3">erstelltem Code.</text:span></text:p>
          </draw:text-box>
        </draw:frame>
        <draw:frame draw:style-name="gr4" draw:text-style-name="P5" draw:layer="layout" svg:width="3.833cm" svg:height="0.424cm" svg:x="7.641cm" svg:y="5.851cm">
          <draw:text-box>
            <text:p text:style-name="P4"><text:span text:style-name="T2">UF: </text:span><text:span text:style-name="T3">Vorträge zu Modul B.</text:span></text:p>
          </draw:text-box>
        </draw:frame>
        <draw:frame draw:style-name="gr4" draw:text-style-name="P5" draw:layer="layout" svg:width="4.688cm" svg:height="0.424cm" svg:x="7.225cm" svg:y="6.274cm">
          <draw:text-box>
            <text:p text:style-name="P4"><text:span text:style-name="T2">BP: </text:span><text:span text:style-name="T3">Grundlagen bezüglich des</text:span></text:p>
          </draw:text-box>
        </draw:frame>
        <draw:frame draw:style-name="gr4" draw:text-style-name="P5" draw:layer="layout" svg:width="4.824cm" svg:height="0.424cm" svg:x="7.158cm" svg:y="6.697cm">
          <draw:text-box>
            <text:p text:style-name="P4"><text:span text:style-name="T3">Kaufmanns erlernt und dessen</text:span></text:p>
          </draw:text-box>
        </draw:frame>
        <draw:frame draw:style-name="gr4" draw:text-style-name="P5" draw:layer="layout" svg:width="3.08cm" svg:height="0.424cm" svg:x="7.997cm" svg:y="7.121cm">
          <draw:text-box>
            <text:p text:style-name="P4"><text:span text:style-name="T3">verschiedene Arten.</text:span></text:p>
          </draw:text-box>
        </draw:frame>
        <draw:frame draw:style-name="gr4" draw:text-style-name="P5" draw:layer="layout" svg:width="1.611cm" svg:height="0.424cm" svg:x="13.483cm" svg:y="5.851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5.851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3.736cm" svg:height="0.424cm" svg:x="2.515cm" svg:y="9.379cm">
          <draw:text-box>
            <text:p text:style-name="P4"><text:span text:style-name="T1">2016/02/09 – DIENSTAG</text:span></text:p>
          </draw:text-box>
        </draw:frame>
        <draw:frame draw:style-name="gr4" draw:text-style-name="P5" draw:layer="layout" svg:width="5.476cm" svg:height="0.424cm" svg:x="6.847cm" svg:y="8.955cm">
          <draw:text-box>
            <text:p text:style-name="P4"><text:span text:style-name="T2">CNA: </text:span><text:span text:style-name="T3">VLAN Grundlagen gelernt und</text:span></text:p>
          </draw:text-box>
        </draw:frame>
        <draw:frame draw:style-name="gr4" draw:text-style-name="P5" draw:layer="layout" svg:width="3.681cm" svg:height="0.424cm" svg:x="7.715cm" svg:y="9.379cm">
          <draw:text-box>
            <text:p text:style-name="P4"><text:span text:style-name="T3">in PacketTracer erstellt.</text:span></text:p>
          </draw:text-box>
        </draw:frame>
        <draw:frame draw:style-name="gr4" draw:text-style-name="P5" draw:layer="layout" svg:width="2.398cm" svg:height="0.424cm" svg:x="8.326cm" svg:y="9.802cm">
          <draw:text-box>
            <text:p text:style-name="P4"><text:span text:style-name="T2">ITS: </text:span><text:span text:style-name="T3">Vertretung.</text:span></text:p>
          </draw:text-box>
        </draw:frame>
        <draw:frame draw:style-name="gr4" draw:text-style-name="P5" draw:layer="layout" svg:width="1.611cm" svg:height="0.424cm" svg:x="13.483cm" svg:y="9.379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9.379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3.909cm" svg:height="0.424cm" svg:x="2.431cm" svg:y="12.91cm">
          <draw:text-box>
            <text:p text:style-name="P4"><text:span text:style-name="T1">2016/02/10 – MITTWOCH</text:span></text:p>
          </draw:text-box>
        </draw:frame>
        <draw:frame draw:style-name="gr4" draw:text-style-name="P5" draw:layer="layout" svg:width="4.006cm" svg:height="0.424cm" svg:x="7.549cm" svg:y="11.64cm">
          <draw:text-box>
            <text:p text:style-name="P4"><text:span text:style-name="T2">ITS: </text:span><text:span text:style-name="T3">Vorträge zu CompTia.</text:span></text:p>
          </draw:text-box>
        </draw:frame>
        <draw:frame draw:style-name="gr4" draw:text-style-name="P5" draw:layer="layout" svg:width="2.758cm" svg:height="0.424cm" svg:x="8.146cm" svg:y="12.063cm">
          <draw:text-box>
            <text:p text:style-name="P4"><text:span text:style-name="T2">WSK: </text:span><text:span text:style-name="T3">Filmanalyse</text:span></text:p>
          </draw:text-box>
        </draw:frame>
        <draw:frame draw:style-name="gr4" draw:text-style-name="P5" draw:layer="layout" svg:width="5.057cm" svg:height="0.424cm" svg:x="7.045cm" svg:y="12.487cm">
          <draw:text-box>
            <text:p text:style-name="P4"><text:span text:style-name="T3">(Rechtsextremisus, Demokratie),</text:span></text:p>
          </draw:text-box>
        </draw:frame>
        <draw:frame draw:style-name="gr4" draw:text-style-name="P5" draw:layer="layout" svg:width="3.96cm" svg:height="0.424cm" svg:x="7.574cm" svg:y="12.91cm">
          <draw:text-box>
            <text:p text:style-name="P4"><text:span text:style-name="T3">über Europa gesprochen.</text:span></text:p>
          </draw:text-box>
        </draw:frame>
        <draw:frame draw:style-name="gr4" draw:text-style-name="P5" draw:layer="layout" svg:width="3.575cm" svg:height="0.424cm" svg:x="7.761cm" svg:y="13.333cm">
          <draw:text-box>
            <text:p text:style-name="P4"><text:span text:style-name="T2">BP: </text:span><text:span text:style-name="T3">Grundlagen zu den</text:span></text:p>
          </draw:text-box>
        </draw:frame>
        <draw:frame draw:style-name="gr4" draw:text-style-name="P5" draw:layer="layout" svg:width="5.107cm" svg:height="0.424cm" svg:x="7.017cm" svg:y="13.757cm">
          <draw:text-box>
            <text:p text:style-name="P4"><text:span text:style-name="T3">Rechtsformen bei verschiedenen</text:span></text:p>
          </draw:text-box>
        </draw:frame>
        <draw:frame draw:style-name="gr4" draw:text-style-name="P5" draw:layer="layout" svg:width="3.82cm" svg:height="0.424cm" svg:x="7.634cm" svg:y="14.18cm">
          <draw:text-box>
            <text:p text:style-name="P4"><text:span text:style-name="T3">Arten von Unternehmen.</text:span></text:p>
          </draw:text-box>
        </draw:frame>
        <draw:frame draw:style-name="gr4" draw:text-style-name="P5" draw:layer="layout" svg:width="1.611cm" svg:height="0.424cm" svg:x="13.483cm" svg:y="12.91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12.91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4.261cm" svg:height="0.424cm" svg:x="2.258cm" svg:y="16.438cm">
          <draw:text-box>
            <text:p text:style-name="P4"><text:span text:style-name="T1">2016/02/11 – DONNERSTAG</text:span></text:p>
          </draw:text-box>
        </draw:frame>
        <draw:frame draw:style-name="gr4" draw:text-style-name="P5" draw:layer="layout" svg:width="1.17cm" svg:height="0.424cm" svg:x="8.915cm" svg:y="16.438cm">
          <draw:text-box>
            <text:p text:style-name="P4"><text:span text:style-name="T2">KRANK.</text:span></text:p>
          </draw:text-box>
        </draw:frame>
        <draw:frame draw:style-name="gr4" draw:text-style-name="P5" draw:layer="layout" svg:width="0.352cm" svg:height="0.424cm" svg:x="14.185cm" svg:y="16.438cm">
          <draw:text-box>
            <text:p text:style-name="P4"><text:span text:style-name="T3">/</text:span></text:p>
          </draw:text-box>
        </draw:frame>
        <draw:frame draw:style-name="gr4" draw:text-style-name="P5" draw:layer="layout" svg:width="0.352cm" svg:height="0.424cm" svg:x="17.544cm" svg:y="16.438cm">
          <draw:text-box>
            <text:p text:style-name="P4"><text:span text:style-name="T3">/</text:span></text:p>
          </draw:text-box>
        </draw:frame>
        <draw:frame draw:style-name="gr4" draw:text-style-name="P5" draw:layer="layout" svg:width="3.418cm" svg:height="0.424cm" svg:x="2.678cm" svg:y="19.969cm">
          <draw:text-box>
            <text:p text:style-name="P4"><text:span text:style-name="T1">2016/02/12 – FREITAG</text:span></text:p>
          </draw:text-box>
        </draw:frame>
        <draw:frame draw:style-name="gr4" draw:text-style-name="P5" draw:layer="layout" svg:width="1.17cm" svg:height="0.424cm" svg:x="8.915cm" svg:y="19.969cm">
          <draw:text-box>
            <text:p text:style-name="P4"><text:span text:style-name="T2">KRANK.</text:span></text:p>
          </draw:text-box>
        </draw:frame>
        <draw:frame draw:style-name="gr4" draw:text-style-name="P5" draw:layer="layout" svg:width="0.352cm" svg:height="0.424cm" svg:x="14.185cm" svg:y="19.969cm">
          <draw:text-box>
            <text:p text:style-name="P4"><text:span text:style-name="T3">/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0.352cm" svg:height="0.424cm" svg:x="17.544cm" svg:y="19.969cm">
          <draw:text-box>
            <text:p text:style-name="P4"><text:span text:style-name="T3">/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3">Fortbildun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4.007cm" svg:height="0.424cm" svg:x="2.103cm" svg:y="1.72cm">
          <draw:text-box>
            <text:p text:style-name="P4"><text:span text:style-name="T1">2016/02/08 – 2016/02/12</text:span></text:p>
          </draw:text-box>
        </draw:frame>
        <draw:line draw:style-name="gr5" draw:text-style-name="P3" draw:layer="layout" svg:x1="2cm" svg:y1="24.987cm" svg:x2="7.665cm" svg:y2="24.987cm">
          <text:p/>
        </draw:line>
        <draw:line draw:style-name="gr5" draw:text-style-name="P3" draw:layer="layout" svg:x1="13.335cm" svg:y1="24.987cm" svg:x2="19cm" svg:y2="24.987cm">
          <text:p/>
        </draw:line>
        <draw:frame draw:style-name="gr4" draw:text-style-name="P5" draw:layer="layout" svg:width="1.814cm" svg:height="0.424cm" svg:x="17.131cm" svg:y="1.72cm">
          <draw:text-box>
            <text:p text:style-name="P4"><text:span text:style-name="T1">KW 07 2016</text:span></text:p>
          </draw:text-box>
        </draw:frame>
        <draw:frame draw:style-name="gr4" draw:text-style-name="P5" draw:layer="layout" svg:width="3.439cm" svg:height="0.424cm" svg:x="2.103cm" svg:y="25.081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7.195cm" svg:x2="13.335cm" svg:y2="27.195cm">
          <text:p/>
        </draw:line>
        <draw:frame draw:style-name="gr4" draw:text-style-name="P5" draw:layer="layout" svg:width="4.388cm" svg:height="0.424cm" svg:x="14.46cm" svg:y="25.081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7.293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7.716cm">
          <draw:text-box>
            <text:p text:style-name="P4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/5.2.3.3$Linux_X86_64 LibreOffice_project/20m0$Build-3</meta:generator>
  </office:meta>
</office:document-meta>
</file>